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5.558cm"/>
    </style:style>
    <style:style style:name="pr3" style:family="presentation" style:parent-style-name="Default-outline1">
      <style:graphic-properties fo:min-height="11.929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3.506cm"/>
    </style:style>
    <style:style style:name="P1" style:family="paragraph">
      <style:text-properties fo:font-size="16pt" style:font-size-asian="16pt" style:font-size-complex="16pt"/>
    </style:style>
    <style:style style:name="P2" style:family="paragraph">
      <style:text-properties fo:font-size="20pt"/>
    </style:style>
    <style:style style:name="T1" style:family="text">
      <style:text-properties fo:font-size="16pt" style:font-size-asian="16pt" style:font-size-complex="16pt"/>
    </style:style>
    <style:style style:name="T2"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5">
        <draw:frame presentation:style-name="pr1" draw:layer="layout" svg:width="25.199cm" svg:height="3.506cm" svg:x="1.4cm" svg:y="0.837cm" presentation:class="title">
          <draw:text-box>
            <text:p>Cryptography &amp; Anonymity</text:p>
          </draw:text-box>
        </draw:frame>
        <draw:frame presentation:style-name="pr2" draw:layer="layout" svg:width="12.023cm" svg:height="5.808cm" svg:x="1.4cm" svg:y="4.914cm" presentation:class="outline" presentation:placeholder="true" presentation:user-transformed="true">
          <draw:text-box/>
        </draw:frame>
        <draw:frame presentation:style-name="pr2" draw:layer="layout" svg:width="12.023cm" svg:height="5.808cm" svg:x="1.4cm" svg:y="11.274cm" presentation:class="outline" presentation:placeholder="true" presentation:user-transformed="true">
          <draw:text-box/>
        </draw:frame>
        <draw:frame presentation:style-name="pr3" draw:layer="layout" svg:width="12.023cm" svg:height="12.179cm" svg:x="14.025cm" svg:y="4.914cm" presentation:class="outline" presentation:placeholder="true" presentation:user-transformed="true">
          <draw:text-box/>
        </draw:frame>
        <presentation:notes draw:style-name="dp2">
          <draw:page-thumbnail draw:style-name="gr1" draw:layer="layout" svg:width="13.968cm" svg:height="10.476cm" svg:x="3.81cm" svg:y="2.123cm" draw:page-number="1" presentation:class="page"/>
          <draw:frame presentation:style-name="pr4" draw:layer="layout" svg:width="17.271cm" svg:height="12.572cm" svg:x="2.159cm" svg:y="13.271cm" presentation:class="notes" presentation:placeholder="true">
            <draw:text-box/>
          </draw:frame>
        </presentation:notes>
        <officeooo:annotation svg:x="-4.837cm" svg:y="15.366cm">
          <dc:date>2012-09-27T22:36:01</dc:date>
          <text:p>1. Introduction:</text:p>
          <text:p><text:tab/>A: What is a cypherpunk?</text:p>
          <text:p><text:tab/>B: How did cypherpunk culture start?</text:p>
          <text:p><text:tab/>C: Revival of cypherpunks (telecomix – other examples?)</text:p>
          <text:p>2. Transmission</text:p>
          <text:p><text:tab/>A: How is data transmitted? (TCP/UDP)</text:p>
          <text:p><text:tab/>B: </text:p>
          <text:p><text:tab/></text:p>
        </officeooo:annotation>
      </draw:page>
      <draw:page draw:name="page2" draw:style-name="dp1" draw:master-page-name="Default" presentation:presentation-page-layout-name="AL2T1">
        <draw:frame presentation:style-name="pr5" draw:layer="layout" svg:width="26.67cm" svg:height="3.506cm" svg:x="0.508cm" svg:y="0.837cm" presentation:class="title" presentation:user-transformed="true">
          <draw:text-box>
            <text:p>Origin of 'Cypherpunk' term and culture</text:p>
          </draw:text-box>
        </draw:frame>
        <draw:frame presentation:style-name="pr3" draw:layer="layout" svg:width="24.639cm" svg:height="12.179cm" svg:x="1.4cm" svg:y="4.914cm" presentation:class="outline" presentation:user-transformed="true">
          <draw:text-box>
            <text:list text:style-name="L3">
              <text:list-item>
                <text:p>Diffie-Hellman and DES brought encryption from military to public awarenes</text:p>
              </text:list-item>
              <text:list-item>
                <text:p>Began with speculations regarding the use of cryptography</text:p>
              </text:list-item>
              <text:list-item>
                <text:p>Cypherpunks write code</text:p>
              </text:list-item>
            </text:list>
          </draw:text-box>
        </draw:frame>
        <presentation:notes draw:style-name="dp2">
          <draw:page-thumbnail draw:style-name="gr1" draw:layer="layout" svg:width="13.968cm" svg:height="10.476cm" svg:x="3.81cm" svg:y="2.123cm" draw:page-number="2" presentation:class="page"/>
          <draw:frame presentation:style-name="pr4" draw:text-style-name="P1" draw:layer="layout" svg:width="21.844cm" svg:height="16.303cm" svg:x="0.254cm" svg:y="13.208cm" presentation:class="notes" presentation:user-transformed="true">
            <draw:text-box>
              <text:p><text:span text:style-name="T1">* Data Encryption Standard (DES) and Whitfield Diffie &amp; Martin Hellman's diffie-hellman algorithm for key exchange brought cryptography from military to the public</text:span></text:p>
              <text:p><text:span text:style-name="T1"/></text:p>
              <text:p><text:span text:style-name="T1">* Began with speculations and questions such as:</text:span></text:p>
              <text:p><text:span text:style-name="T1"><text:s text:c="2"/></text:span><text:span text:style-name="T1">Should cryptography be promoted or limited?</text:span></text:p>
              <text:p><text:span text:style-name="T1"><text:s text:c="2"/></text:span><text:span text:style-name="T1">Can cryptography be used by criminals as well as to hide privacy?</text:span></text:p>
              <text:p><text:span text:style-name="T1"/></text:p>
              <text:p><text:span text:style-name="T1">* Only one <text:s/>active node of cypherpunk mailing list today</text:span></text:p>
              <text:p><text:span text:style-name="T1"/></text:p>
              <text:p><text:span text:style-name="T1">* 30 messages a day in december 1996</text:span></text:p>
              <text:p><text:span text:style-name="T1"/></text:p>
              <text:p><text:span text:style-name="T1">* A lot of different perspectives on the matters at hand, which were everything from mathematics and cryptography, to politics and philosophy – privacy in focus</text:span></text:p>
              <text:p><text:span text:style-name="T1"/></text:p>
              <text:p><text:span text:style-name="T1">* Brought up issues (gov. monitoring, corp. monitoring, etc) almost a decade before it became a broad issue</text:span></text:p>
              <text:p><text:span text:style-name="T1"/></text:p>
              <text:p><text:span text:style-name="T1">* PGP, OTR, TOR and other implementations in use today originate from this list and its successors</text:span></text:p>
              <text:p><text:span text:style-name="T1"><text:s text:c="2"/></text:span><text:span text:style-name="T1">(Cryptography mailing list [succ], Financ. Crypt. List [succ], Coderpunks [fork])</text:span></text:p>
              <text:p><text:span text:style-name="T1"/></text:p>
              <text:p><text:span text:style-name="T2">“</text:span><text:span text:style-name="T2">Privacy is necessary for an open society in the electronic age. ... We cannot expect governments, corporations, or other large, faceless organizations to grant us privacy ... We must defend our own privacy if we expect to have any. ... Cypherpunks write code. We know that someone has to write software to defend privacy, and ... we're going to write it..”</text:span></text:p>
            </draw:text-box>
          </draw:frame>
        </presentation:notes>
        <officeooo:annotation svg:x="-3.277cm" svg:y="15.485cm">
          <dc:date>2012-09-28T04:35:35</dc:date>
          <text:p/>
        </officeooo:annotation>
      </draw:page>
      <draw:page draw:name="page3" draw:style-name="dp1" draw:master-page-name="Default" presentation:presentation-page-layout-name="AL2T1">
        <draw:frame presentation:style-name="pr5" draw:layer="layout" svg:width="25.199cm" svg:height="3.506cm" svg:x="1.4cm" svg:y="0.837cm" presentation:class="title" presentation:user-transformed="true">
          <draw:text-box>
            <text:p>Cypherpunk mailinglist</text:p>
          </draw:text-box>
        </draw:frame>
        <draw:frame presentation:style-name="pr3" draw:layer="layout" svg:width="24.639cm" svg:height="12.179cm" svg:x="1.4cm" svg:y="4.914cm" presentation:class="outline" presentation:user-transformed="true">
          <draw:text-box>
            <text:list text:style-name="L3">
              <text:list-item>
                <text:p>Cypherpunk mailing list and successors</text:p>
              </text:list-item>
              <text:list-item>
                <text:p>Awareness of corporate and governmental logging</text:p>
              </text:list-item>
              <text:list-item>
                <text:p>Idea that privacy must be taken, not expected</text:p>
              </text:list-item>
            </text:list>
          </draw:text-box>
        </draw:frame>
        <presentation:notes draw:style-name="dp2">
          <draw:page-thumbnail draw:style-name="gr1"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3.506cm" svg:x="1.4cm" svg:y="0.837cm" presentation:class="title" presentation:user-transformed="true">
          <draw:text-box>
            <text:p>Cryptoanarchists and Cypherpunks</text:p>
          </draw:text-box>
        </draw:frame>
        <draw:frame presentation:style-name="pr3" draw:layer="layout" svg:width="24.639cm" svg:height="12.179cm" svg:x="1.4cm" svg:y="4.914cm" presentation:class="outline" presentation:user-transformed="true">
          <draw:text-box>
            <text:list text:style-name="L3">
              <text:list-item>
                <text:p>What's the difference between cryptoanarchism and cypherpunks?</text:p>
              </text:list-item>
              <text:list-item>
                <text:p>How are these movements doing today?</text:p>
              </text:list-item>
              <text:list-item>
                <text:p>Examples of growing contemporary groups</text:p>
              </text:list-item>
            </text:list>
          </draw:text-box>
        </draw:frame>
        <presentation:notes draw:style-name="dp2">
          <draw:page-thumbnail draw:style-name="gr1" draw:layer="layout" svg:width="13.968cm" svg:height="10.476cm" svg:x="3.81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layer="layout" svg:width="25.199cm" svg:height="3.506cm" svg:x="1.4cm" svg:y="0.837cm" presentation:class="title" presentation:user-transformed="true">
          <draw:text-box>
            <text:p>Privacy &amp; Cryptography</text:p>
          </draw:text-box>
        </draw:frame>
        <draw:frame presentation:style-name="pr3" draw:layer="layout" svg:width="24.639cm" svg:height="12.179cm" svg:x="1.4cm" svg:y="4.914cm" presentation:class="outline" presentation:user-transformed="true">
          <draw:text-box>
            <text:list text:style-name="L3">
              <text:list-item>
                <text:p>Anonymity essential for freedom of speech</text:p>
              </text:list-item>
              <text:list-item>
                <text:p>Privacy and law enforcement overlapping</text:p>
              </text:list-item>
              <text:list-item>
                <text:p>Data Retention laws and encryption</text:p>
                <text:p/>
              </text:list-item>
            </text:list>
          </draw:text-box>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5" draw:layer="layout" svg:width="25.199cm" svg:height="3.506cm" svg:x="1.4cm" svg:y="0.837cm" presentation:class="title" presentation:user-transformed="true">
          <draw:text-box>
            <text:p>Transmission</text:p>
          </draw:text-box>
        </draw:frame>
        <draw:frame presentation:style-name="pr3" draw:layer="layout" svg:width="24.639cm" svg:height="12.179cm" svg:x="1.4cm" svg:y="4.914cm" presentation:class="outline" presentation:user-transformed="true">
          <draw:text-box>
            <text:list text:style-name="L3">
              <text:list-item>
                <text:p>TCP and UDP packet structure</text:p>
              </text:list-item>
              <text:list-item>
                <text:p>Four layers of TCP/IP</text:p>
              </text:list-item>
              <text:list-item>
                <text:p>Responsibilities of the transport layer</text:p>
              </text:list-item>
              <text:list-item>
                <text:p>Data transmitted without encryption is easily readable</text:p>
              </text:list-item>
            </text:list>
          </draw:text-box>
        </draw:fram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draw:frame presentation:style-name="pr5" draw:layer="layout" svg:width="25.199cm" svg:height="3.506cm" svg:x="1.4cm" svg:y="0.837cm" presentation:class="title" presentation:user-transformed="true">
          <draw:text-box>
            <text:p>Encryption of Data in transport</text:p>
          </draw:text-box>
        </draw:frame>
        <draw:frame presentation:style-name="pr3" draw:layer="layout" svg:width="24.639cm" svg:height="12.179cm" svg:x="1.4cm" svg:y="4.914cm" presentation:class="outline" presentation:user-transformed="true">
          <draw:text-box>
            <text:list text:style-name="L3">
              <text:list-header>
                <text:p/>
              </text:list-header>
              <text:list-item>
                <text:p>SSL and SSL/TLS</text:p>
                <text:list>
                  <text:list-item>
                    <text:p>SSL requires the server to prove its identity</text:p>
                  </text:list-item>
                  <text:list-item>
                    <text:p>SSL/TLS requires both parties to prove their identity</text:p>
                    <text:p/>
                  </text:list-item>
                </text:list>
              </text:list-item>
              <text:list-item>
                <text:p>Open VPN</text:p>
                <text:list>
                  <text:list-item>
                    <text:p>Creates a UDP tunnel to transmit data</text:p>
                  </text:list-item>
                  <text:list-item>
                    <text:p>Relies on OpenSSL for encryption</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4"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5" draw:layer="layout" svg:width="25.199cm" svg:height="3.506cm" svg:x="1.4cm" svg:y="0.837cm" presentation:class="title" presentation:user-transformed="true">
          <draw:text-box>
            <text:p>Virtual Private Networks</text:p>
          </draw:text-box>
        </draw:frame>
        <draw:frame presentation:style-name="pr3" draw:layer="layout" svg:width="24.639cm" svg:height="12.179cm" svg:x="1.4cm" svg:y="4.914cm" presentation:class="outline" presentation:user-transformed="true">
          <draw:text-box>
            <text:list text:style-name="L3">
              <text:list-item>
                <text:p>A VPN server creates a tunnel between itself and the client, and acts as a relay between the source and destination</text:p>
              </text:list-item>
              <text:list-item>
                <text:p>There are several available protocols:</text:p>
                <text:list>
                  <text:list-item>
                    <text:p>PPTP</text:p>
                  </text:list-item>
                  <text:list-item>
                    <text:p>IPSec</text:p>
                  </text:list-item>
                  <text:list-item>
                    <text:p>Open VP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5" draw:layer="layout" svg:width="25.199cm" svg:height="3.506cm" svg:x="1.4cm" svg:y="0.837cm" presentation:class="title" presentation:user-transformed="true">
          <draw:text-box>
            <text:p>The Onion Router</text:p>
          </draw:text-box>
        </draw:frame>
        <draw:frame presentation:style-name="pr3" draw:layer="layout" svg:width="24.639cm" svg:height="12.179cm" svg:x="1.4cm" svg:y="4.914cm" presentation:class="outline" presentation:user-transformed="true">
          <draw:text-box>
            <text:list text:style-name="L3">
              <text:list-item>
                <text:p>TOR's method of encryption (RSA, Diffie-Hellman, hashing...)</text:p>
              </text:list-item>
              <text:list-item>
                <text:p>Encryption is layered in multiple layers</text:p>
              </text:list-item>
              <text:list-item>
                <text:p>Data travels through a randomly chosen path</text:p>
              </text:list-item>
              <text:list-item>
                <text:p>Each node in the path decrypts one layer of encryption</text:p>
              </text:list-item>
            </text:list>
          </draw:text-box>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9">
        <draw:frame presentation:style-name="pr1" draw:layer="layout" svg:width="25.199cm" svg:height="3.506cm" svg:x="1.4cm" svg:y="0.837cm" presentation:class="title" presentation:user-transformed="true">
          <draw:text-box>
            <text:p>Structure &amp; Path in the TOR network</text:p>
          </draw:text-box>
        </draw:frame>
        <presentation:notes draw:style-name="dp2">
          <draw:page-thumbnail draw:style-name="gr1"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5" draw:layer="layout" svg:width="25.199cm" svg:height="3.506cm" svg:x="1.4cm" svg:y="0.837cm" presentation:class="title" presentation:user-transformed="true">
          <draw:text-box>
            <text:p>Weaknesses &amp; Ethics</text:p>
          </draw:text-box>
        </draw:frame>
        <draw:frame presentation:style-name="pr3" draw:layer="layout" svg:width="24.639cm" svg:height="12.179cm" svg:x="1.4cm" svg:y="4.914cm" presentation:class="outline" presentation:user-transformed="true">
          <draw:text-box>
            <text:list text:style-name="L3">
              <text:list-item>
                <text:p>Spoofing of SSL certificates (Man in the Middle)</text:p>
              </text:list-item>
              <text:list-item>
                <text:p>TOR's exit nodes are unencrypted</text:p>
              </text:list-item>
              <text:list-item>
                <text:p>Is it ethical to explicitly focus on decrypting encrypted data in order to enforce laws?</text:p>
              </text:list-item>
            </text:list>
          </draw:text-box>
        </draw:frame>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9-27T22:19:40</meta:creation-date>
    <dc:date>2012-09-29T06:20:05</dc:date>
    <meta:editing-duration>PT5M27S</meta:editing-duration>
    <meta:editing-cycles>4</meta:editing-cycles>
    <meta:generator>LibreOffice/3.5$Linux_X86_64 LibreOffice_project/350m1$Build-2</meta:generator>
    <meta:document-statistic meta:object-count="66"/>
  </office:meta>
</office:document-meta>
</file>